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Roboto" svg:font-family="Roboto, sans-serif"/>
    <style:font-face style:name="monospace" svg:font-family="monospace"/>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margin-top="0cm" fo:margin-bottom="0.529cm" style:line-height-at-least="0.494cm" fo:text-indent="0cm" style:auto-text-indent="false"/>
    </style:style>
    <style:style style:name="P2" style:family="paragraph" style:parent-style-name="Text_20_body">
      <style:paragraph-properties fo:margin-left="0cm" fo:margin-right="0cm" fo:margin-top="0cm" fo:margin-bottom="0.529cm" style:line-height-at-least="0.67cm" fo:text-indent="0cm" style:auto-text-indent="false"/>
      <style:text-properties fo:font-variant="normal" fo:text-transform="none" fo:color="#222222" style:font-name="Roboto" fo:font-size="14pt" fo:letter-spacing="normal" fo:font-style="normal" fo:font-weight="normal"/>
    </style:style>
    <style:style style:name="P3" style:family="paragraph" style:parent-style-name="Text_20_body">
      <style:paragraph-properties fo:margin-left="0cm" fo:margin-right="0cm" fo:margin-top="0cm" fo:margin-bottom="0.529cm" style:line-height-at-least="0.67cm" fo:text-indent="0cm" style:auto-text-indent="false"/>
    </style:style>
    <style:style style:name="P4" style:family="paragraph" style:parent-style-name="Text_20_body">
      <style:paragraph-properties fo:margin-left="0cm" fo:margin-right="0cm" fo:margin-top="0cm" fo:margin-bottom="0.529cm" style:line-height-at-least="0.494cm" fo:text-indent="0cm" style:auto-text-indent="false" fo:padding="0cm" fo:border="none"/>
    </style:style>
    <style:style style:name="P5" style:family="paragraph" style:parent-style-name="Text_20_body">
      <style:paragraph-properties fo:margin-left="0cm" fo:margin-right="0cm" fo:margin-top="0cm" fo:margin-bottom="0.529cm" style:line-height-at-least="0.67cm" fo:text-indent="0cm" style:auto-text-indent="false" fo:padding="0cm" fo:border="none"/>
    </style:style>
    <style:style style:name="P6" style:family="paragraph" style:parent-style-name="Text_20_body" style:list-style-name="L1">
      <style:paragraph-properties fo:margin-left="0cm" fo:margin-right="0cm" fo:margin-top="0cm" fo:margin-bottom="0.176cm" style:line-height-at-least="0.494cm" fo:text-indent="0cm" style:auto-text-indent="false" fo:padding="0cm" fo:border="none"/>
    </style:style>
    <style:style style:name="P7" style:family="paragraph" style:parent-style-name="Heading_20_1">
      <style:text-properties fo:font-variant="normal" fo:text-transform="none" fo:color="#333333" style:font-name="Roboto" fo:font-size="22pt" fo:letter-spacing="normal" fo:font-style="normal"/>
    </style:style>
    <style:style style:name="T1" style:family="text">
      <style:text-properties fo:font-variant="normal" fo:text-transform="none" fo:color="#222222" style:font-name="Roboto" fo:font-size="14pt" fo:letter-spacing="normal" fo:font-style="normal" fo:font-weight="normal"/>
    </style:style>
    <style:style style:name="T2" style:family="text">
      <style:text-properties fo:font-variant="normal" fo:text-transform="none" fo:color="#222222" style:font-name="Roboto" fo:font-size="14pt" fo:letter-spacing="normal" fo:font-style="normal" fo:font-weight="bold"/>
    </style:style>
    <style:style style:name="T3" style:family="text">
      <style:text-properties fo:font-variant="normal" fo:text-transform="none" fo:color="#222222" style:font-name="Roboto" fo:font-size="14pt" fo:letter-spacing="normal" fo:font-style="italic" fo:font-weight="normal"/>
    </style:style>
    <style:style style:name="T4" style:family="text">
      <style:text-properties fo:font-variant="normal" fo:text-transform="none" fo:color="#258aaf" style:text-line-through-style="none" style:font-name="monospace" fo:font-size="13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adbadapter</text:p>
      <text:p text:style-name="Standard"/>
      <text:h text:style-name="P7" text:outline-level="1">SQLiteOpenHelper</text:h>
      <text:p text:style-name="Standard"/>
      <text:p text:style-name="Standard"/>
      <text:p text:style-name="P2">A helper class to manage database creation and version management.</text:p>
      <text:p text:style-name="P1"><text:span text:style-name="T1">You create a subclass implementing </text:span><text:a xlink:type="simple" xlink:href="http://developer.android.com/reference/android/database/sqlite/SQLiteOpenHelper.html#onCreate(android.database.sqlite.SQLiteDatabase)"><text:span text:style-name="Source_20_Text"><text:span text:style-name="T4">onCreate(SQLiteDatabase)</text:span></text:span></text:a><text:span text:style-name="T1">, </text:span><text:a xlink:type="simple" xlink:href="http://developer.android.com/reference/android/database/sqlite/SQLiteOpenHelper.html#onUpgrade(android.database.sqlite.SQLiteDatabase,%20int,%20int)"><text:span text:style-name="Source_20_Text"><text:span text:style-name="T4">onUpgrade(SQLiteDatabase, int, int)</text:span></text:span></text:a><text:span text:style-name="T1"> and optionally </text:span><text:a xlink:type="simple" xlink:href="http://developer.android.com/reference/android/database/sqlite/SQLiteOpenHelper.html#onOpen(android.database.sqlite.SQLiteDatabase)"><text:span text:style-name="Source_20_Text"><text:span text:style-name="T4">onOpen(SQLiteDatabase)</text:span></text:span></text:a><text:span text:style-name="T1">, and this class takes care of opening the database if it exists, creating it if it does not, and upgrading it as necessary. Transactions are used to make sure the database is always in a sensible state.</text:span></text:p>
      <text:p text:style-name="P1"><text:span text:style-name="T1">This class makes it easy for </text:span><text:a xlink:type="simple" xlink:href="http://developer.android.com/reference/android/content/ContentProvider.html"><text:span text:style-name="Source_20_Text"><text:span text:style-name="T4">ContentProvider</text:span></text:span></text:a><text:span text:style-name="T1"> implementations to defer opening and upgrading the database until first use, to avoid blocking application startup with long-running database upgrades.</text:span></text:p>
      <text:p text:style-name="P3"><text:span text:style-name="T1">For an example, see the NotePadProvider class in the NotePad sample application, in the </text:span><text:span text:style-name="Strong_20_Emphasis"><text:span text:style-name="T3">samples/</text:span></text:span><text:span text:style-name="T1"> directory of the SDK.</text:span></text:p>
      <text:p text:style-name="P5"><text:span text:style-name="Strong_20_Emphasis"><text:span text:style-name="T2">Note:</text:span></text:span><text:span text:style-name="T1"> this class assumes monotonically increasing version numbers for upgrades.</text:span></text:p>
      <text:p text:style-name="Standard"/>
      <text:p text:style-name="Standard"/>
      <text:p text:style-name="Standard"/>
      <text:p text:style-name="Standard">ContentProvider:</text:p>
      <text:p text:style-name="Standard"/>
      <text:p text:style-name="P1"><text:span text:style-name="T1">ontent providers are one of the primary building blocks of Android applications, providing content to applications. They encapsulate data and provide it to applications through the single </text:span><text:a xlink:type="simple" xlink:href="http://developer.android.com/reference/android/content/ContentResolver.html"><text:span text:style-name="Source_20_Text"><text:span text:style-name="T4">ContentResolver</text:span></text:span></text:a><text:span text:style-name="T1"> interface. A content provider is only required if you need to share data between multiple applications. For example, the contacts data is used by multiple applications and must be stored in a content provider. If you don't need to share data amongst multiple applications you can use a database directly via </text:span><text:a xlink:type="simple" xlink:href="http://developer.android.com/reference/android/database/sqlite/SQLiteDatabase.html"><text:span text:style-name="Source_20_Text"><text:span text:style-name="T4">SQLiteDatabase</text:span></text:span></text:a><text:span text:style-name="T1">.</text:span></text:p>
      <text:p text:style-name="P1"><text:span text:style-name="T1">When a request is made via a </text:span><text:a xlink:type="simple" xlink:href="http://developer.android.com/reference/android/content/ContentResolver.html"><text:span text:style-name="Source_20_Text"><text:span text:style-name="T4">ContentResolver</text:span></text:span></text:a><text:span text:style-name="T1"> the system inspects the authority of the given URI and passes the request to the content </text:span><text:soft-page-break/><text:span text:style-name="T1">provider registered with the authority. The content provider can interpret the rest of the URI however it wants. The </text:span><text:a xlink:type="simple" xlink:href="http://developer.android.com/reference/android/content/UriMatcher.html"><text:span text:style-name="Source_20_Text"><text:span text:style-name="T4">UriMatcher</text:span></text:span></text:a><text:span text:style-name="T1"> class is helpful for parsing URIs.</text:span></text:p>
      <text:p text:style-name="P2">The primary methods that need to be implemented are:</text:p>
      <text:list xml:id="list1583012468" text:style-name="L1">
        <text:list-item>
          <text:p text:style-name="P6"><text:a xlink:type="simple" xlink:href="http://developer.android.com/reference/android/content/ContentProvider.html#onCreate()"><text:span text:style-name="Source_20_Text"><text:span text:style-name="T4">onCreate()</text:span></text:span></text:a><text:span text:style-name="T1"> which is called to initialize the provider</text:span></text:p>
        </text:list-item>
        <text:list-item>
          <text:p text:style-name="P6"><text:a xlink:type="simple" xlink:href="http://developer.android.com/reference/android/content/ContentProvider.html#query(android.net.Uri,%20java.lang.String[],%20java.lang.String,%20java.lang.String[],%20java.lang.String)"><text:span text:style-name="Source_20_Text"><text:span text:style-name="T4">query(Uri, String[], String, String[], String)</text:span></text:span></text:a><text:span text:style-name="T1"> which returns data to the caller</text:span></text:p>
        </text:list-item>
        <text:list-item>
          <text:p text:style-name="P6"><text:a xlink:type="simple" xlink:href="http://developer.android.com/reference/android/content/ContentProvider.html#insert(android.net.Uri,%20android.content.ContentValues)"><text:span text:style-name="Source_20_Text"><text:span text:style-name="T4">insert(Uri, ContentValues)</text:span></text:span></text:a><text:span text:style-name="T1"> which inserts new data into the content provider</text:span></text:p>
        </text:list-item>
        <text:list-item>
          <text:p text:style-name="P6"><text:a xlink:type="simple" xlink:href="http://developer.android.com/reference/android/content/ContentProvider.html#update(android.net.Uri,%20android.content.ContentValues,%20java.lang.String,%20java.lang.String[])"><text:span text:style-name="Source_20_Text"><text:span text:style-name="T4">update(Uri, ContentValues, String, String[])</text:span></text:span></text:a><text:span text:style-name="T1"> which updates existing data in the content provider</text:span></text:p>
        </text:list-item>
        <text:list-item>
          <text:p text:style-name="P6"><text:a xlink:type="simple" xlink:href="http://developer.android.com/reference/android/content/ContentProvider.html#delete(android.net.Uri,%20java.lang.String,%20java.lang.String[])"><text:span text:style-name="Source_20_Text"><text:span text:style-name="T4">delete(Uri, String, String[])</text:span></text:span></text:a><text:span text:style-name="T1"> which deletes data from the content provider</text:span></text:p>
        </text:list-item>
        <text:list-item>
          <text:p text:style-name="P6"><text:a xlink:type="simple" xlink:href="http://developer.android.com/reference/android/content/ContentProvider.html#getType(android.net.Uri)"><text:span text:style-name="Source_20_Text"><text:span text:style-name="T4">getType(Uri)</text:span></text:span></text:a><text:span text:style-name="T1"> which returns the MIME type of data in the content provider</text:span></text:p>
        </text:list-item>
      </text:list>
      <text:p text:style-name="P4"><text:span text:style-name="T1">Data access methods (such as </text:span><text:a xlink:type="simple" xlink:href="http://developer.android.com/reference/android/content/ContentProvider.html#insert(android.net.Uri,%20android.content.ContentValues)"><text:span text:style-name="Source_20_Text"><text:span text:style-name="T4">insert(Uri, ContentValues)</text:span></text:span></text:a><text:span text:style-name="T1"> and </text:span><text:a xlink:type="simple" xlink:href="http://developer.android.com/reference/android/content/ContentProvider.html#update(android.net.Uri,%20android.content.ContentValues,%20java.lang.String,%20java.lang.String[])"><text:span text:style-name="Source_20_Text"><text:span text:style-name="T4">update(Uri, ContentValues, String, String[])</text:span></text:span></text:a><text:span text:style-name="T1">) may be called from many threads at once, and must be thread-safe. Other methods (such as </text:span><text:a xlink:type="simple" xlink:href="http://developer.android.com/reference/android/content/ContentProvider.html#onCreate()"><text:span text:style-name="Source_20_Text"><text:span text:style-name="T4">onCreate()</text:span></text:span></text:a><text:span text:style-name="T1">) are only called from the application main thread, and must avoid performing lengthy operations. See the method descriptions for their expected thread behavior.</text:span></text:p>
      <text:p text:style-name="P1"><text:span text:style-name="T1">Requests to </text:span><text:a xlink:type="simple" xlink:href="http://developer.android.com/reference/android/content/ContentResolver.html"><text:span text:style-name="Source_20_Text"><text:span text:style-name="T4">ContentResolver</text:span></text:span></text:a><text:span text:style-name="T1"> are automatically forwarded to the appropriate ContentProvider instance, so subclasses don't have to worry about the details of cross-process cal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Roboto" svg:font-family="Roboto, sans-serif"/>
    <style:font-face style:name="monospace" svg:font-family="monospace"/>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23:35:46</meta:creation-date>
    <dc:date>2014-03-31T23:51:46</dc:date>
    <meta:editing-duration>PT49S</meta:editing-duration>
    <meta:editing-cycles>1</meta:editing-cycles>
    <meta:document-statistic meta:table-count="0" meta:image-count="0" meta:object-count="0" meta:page-count="2" meta:paragraph-count="19" meta:word-count="401" meta:character-count="2713" meta:non-whitespace-character-count="2337"/>
    <meta:generator>LibreOffice/3.5$Linux_X86_64 LibreOffice_project/350m1$Build-2</meta:generator>
  </office:meta>
</office:document-meta>
</file>